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0ff8ca"/>
    </style:style>
    <style:style style:name="P2" style:family="paragraph" style:parent-style-name="Standard">
      <style:text-properties officeooo:rsid="0013ff83" officeooo:paragraph-rsid="0013ff83"/>
    </style:style>
    <style:style style:name="P3" style:family="paragraph" style:parent-style-name="Standard">
      <style:text-properties officeooo:rsid="0015ed87" officeooo:paragraph-rsid="0015ed87"/>
    </style:style>
    <style:style style:name="P4" style:family="paragraph" style:parent-style-name="Standard">
      <style:text-properties officeooo:rsid="00176ac0" officeooo:paragraph-rsid="00176ac0"/>
    </style:style>
    <style:style style:name="P5" style:family="paragraph" style:parent-style-name="Standard">
      <style:text-properties officeooo:rsid="00181cea" officeooo:paragraph-rsid="00181cea"/>
    </style:style>
    <style:style style:name="P6" style:family="paragraph" style:parent-style-name="Standard">
      <style:text-properties officeooo:rsid="0018fe89" officeooo:paragraph-rsid="0018fe89"/>
    </style:style>
    <style:style style:name="P7" style:family="paragraph" style:parent-style-name="Standard">
      <style:text-properties officeooo:rsid="00195e33" officeooo:paragraph-rsid="00195e33"/>
    </style:style>
    <style:style style:name="P8" style:family="paragraph" style:parent-style-name="Standard">
      <style:text-properties officeooo:rsid="0019b68f" officeooo:paragraph-rsid="0019b68f"/>
    </style:style>
    <style:style style:name="P9" style:family="paragraph" style:parent-style-name="Standard">
      <style:text-properties officeooo:rsid="000ff8ca" officeooo:paragraph-rsid="001bfd65"/>
    </style:style>
    <style:style style:name="P10" style:family="paragraph" style:parent-style-name="Standard">
      <style:text-properties officeooo:rsid="001bfd65" officeooo:paragraph-rsid="001bfd65"/>
    </style:style>
    <style:style style:name="T1" style:family="text">
      <style:text-properties officeooo:rsid="0010ab76"/>
    </style:style>
    <style:style style:name="T2" style:family="text">
      <style:text-properties officeooo:rsid="00176ac0"/>
    </style:style>
    <style:style style:name="T3" style:family="text">
      <style:text-properties officeooo:rsid="00181cea"/>
    </style:style>
    <style:style style:name="T4" style:family="text">
      <style:text-properties officeooo:rsid="00195e33"/>
    </style:style>
    <style:style style:name="T5" style:family="text">
      <style:text-properties officeooo:rsid="001bf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Métodos de tempo</text:span></text:p>
      <text:p text:style-name="P9"/>
      <text:p text:style-name="P10">getDay()</text:p>
      <text:p text:style-name="P10">getFullYear()</text:p>
      <text:p text:style-name="P10">getHours()</text:p>
      <text:p text:style-name="P10">GetMilliseconds()</text:p>
      <text:p text:style-name="P10">getMinutes()</text:p>
      <text:p text:style-name="P10">getMounth()</text:p>
      <text:p text:style-name="P10">getSeconds()</text:p>
      <text:p text:style-name="P10">getTime()</text:p>
      <text:p text:style-name="P10">setDate()</text:p>
      <text:p text:style-name="P10">setDay(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23T12:07:30.582475193</dc:date>
    <meta:editing-duration>PT1H51M1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" meta:character-count="125" meta:non-whitespace-character-count="123"/>
  </office:meta>
</office:document-meta>
</file>